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7a08" officeooo:paragraph-rsid="000e7a08"/>
    </style:style>
    <style:style style:name="P2" style:family="paragraph" style:parent-style-name="Preformatted_20_Text">
      <style:text-properties fo:font-size="10pt" officeooo:rsid="000e7a08" officeooo:paragraph-rsid="000e7a08" style:font-size-asian="8.75pt" style:font-size-complex="10pt"/>
    </style:style>
    <style:style style:name="P3" style:family="paragraph" style:parent-style-name="Preformatted_20_Text">
      <style:text-properties officeooo:rsid="001294aa" officeooo:paragraph-rsid="001294aa"/>
    </style:style>
    <style:style style:name="P4" style:family="paragraph" style:parent-style-name="Preformatted_20_Text">
      <style:text-properties officeooo:rsid="00137521" officeooo:paragraph-rsid="00137521"/>
    </style:style>
    <style:style style:name="P5" style:family="paragraph" style:parent-style-name="Preformatted_20_Text">
      <style:text-properties fo:font-weight="bold" officeooo:rsid="000e7a08" officeooo:paragraph-rsid="000e7a08" style:font-weight-asian="bold" style:font-weight-complex="bold"/>
    </style:style>
    <style:style style:name="P6" style:family="paragraph" style:parent-style-name="Preformatted_20_Text">
      <style:text-properties officeooo:rsid="0014c77f" officeooo:paragraph-rsid="0014c77f"/>
    </style:style>
    <style:style style:name="P7" style:family="paragraph" style:parent-style-name="Preformatted_20_Text">
      <style:text-properties officeooo:rsid="0014ceab" officeooo:paragraph-rsid="0014ceab"/>
    </style:style>
    <style:style style:name="P8" style:family="paragraph" style:parent-style-name="Preformatted_20_Text">
      <style:text-properties officeooo:rsid="00155d96" officeooo:paragraph-rsid="00155d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officeooo:rsid="000f8652"/>
    </style:style>
    <style:style style:name="T4" style:family="text">
      <style:text-properties officeooo:rsid="00128d4f"/>
    </style:style>
    <style:style style:name="T5" style:family="text">
      <style:text-properties officeooo:rsid="001294aa"/>
    </style:style>
    <style:style style:name="T6" style:family="text">
      <style:text-properties officeooo:rsid="00137521"/>
    </style:style>
    <style:style style:name="T7" style:family="text">
      <style:text-properties officeooo:rsid="0014c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2">SUMMARY</text:span></text:p>
      <text:p text:style-name="P2"><text:span text:style-name="T1"/></text:p>
      <text:p text:style-name="P1">The assignment covered basic<text:span text:style-name="T3">s of texture mapping</text:span>.The 3D rotations <text:span text:style-name="T3">of the camera </text:span>where achieved using unit quaternion <text:span text:style-name="T3">multiplications</text:span>. <text:span text:style-name="T4">Two ply models were rendered in the scene. </text:span>The <text:span text:style-name="T4">normal per vertex was computed as the average of normals of the faces that share the vertex. </text:span>A third party ply file reader was used. <text:span text:style-name="T4">Three </text:span>light <text:span text:style-name="T4">sources</text:span> w<text:span text:style-name="T4">ere</text:span> used <text:span text:style-name="T4">in the scene</text:span>.The code implementation</text:p>
      <text:p text:style-name="P1">greatly follows the MVC paradigm and extensive use of OOP concepts. <text:span text:style-name="T5">Intermediate </text:span></text:p>
      <text:p text:style-name="P3">mapping techniques were used. Spherical intermediate mapping and cylindrical intermediate mapping were used on the models. The texture was read from a bitmap image <text:span text:style-name="T6">and s,t parameters where computed using coordinate system transformations and trignometric concepts. Dynamic texturing was achieved using stencil buffering.</text:span> </text:p>
      <text:p text:style-name="P1"/>
      <text:p text:style-name="P5">Lessons learnt:</text:p>
      <text:p text:style-name="P1">1.Use of quaternions over normal Rotatef function.</text:p>
      <text:p text:style-name="P1">2.OOP concept and MVC architecture.</text:p>
      <text:p text:style-name="P1">3.In depth knowledge about C++ concepts.</text:p>
      <text:p text:style-name="P1">4.Trackball implementation.</text:p>
      <text:p text:style-name="P1">5.ply files and usages.</text:p>
      <text:p text:style-name="P1">6.Memory leaks in C++.</text:p>
      <text:p text:style-name="P4">7.Intermediate texture mapping techniques.</text:p>
      <text:p text:style-name="P4">8.<text:span text:style-name="T7">BMP image pros and cons.</text:span></text:p>
      <text:p text:style-name="P7">9.OpenGL lighting.</text:p>
      <text:p text:style-name="P8">10. Stencil buffer for object picking.</text:p>
      <text:p text:style-name="P4"/>
      <text:p text:style-name="P1">References:</text:p>
      <text:p text:style-name="P1">1.<text:a xlink:type="simple" xlink:href="http://www.stackoverflow.com/" text:style-name="Internet_20_link" text:visited-style-name="Visited_20_Internet_20_Link">http://www.stackoverflow.com/</text:a> -for debugging</text:p>
      <text:p text:style-name="P1">2.<text:a xlink:type="simple" xlink:href="http://www.wikipedia.org/" text:style-name="Internet_20_link" text:visited-style-name="Visited_20_Internet_20_Link">http://www.wikipedia.org/</text:a> – for quaternions and arcball implementation</text:p>
      <text:p text:style-name="P1">3.opengl_programming_guide_8th_edition- The redbook -for OpenGL library</text:p>
      <text:p text:style-name="P1">functions</text:p>
      <text:p text:style-name="P1">4.Lecture videos by Ken Joy in youtube channel UC Davis Academics</text:p>
      <text:p text:style-name="P4">5.<text:a xlink:type="simple" xlink:href="http://people.sc.fsu.edu/~jburkardt/data/ply/" text:style-name="Internet_20_link" text:visited-style-name="Visited_20_Internet_20_Link">http://people.sc.fsu.edu/~jburkardt/data/ply/</text:a> - ply files.</text:p>
      <text:p text:style-name="P6">6.<text:a xlink:type="simple" xlink:href="http://www.turbosquid.com/" text:style-name="Internet_20_link" text:visited-style-name="Visited_20_Internet_20_Link">http://www.turbosquid.com/</text:a> - texture 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3T00:49:42.035284695</dc:date>
    <meta:editing-duration>PT38M59S</meta:editing-duration>
    <meta:editing-cycles>8</meta:editing-cycles>
    <meta:generator>LibreOffice/5.0.5.2$Linux_X86_64 LibreOffice_project/00m0$Build-2</meta:generator>
    <meta:document-statistic meta:table-count="0" meta:image-count="0" meta:object-count="0" meta:page-count="1" meta:paragraph-count="23" meta:word-count="201" meta:character-count="1509" meta:non-whitespace-character-count="1323"/>
  </office:meta>
</office:document-meta>
</file>